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9.526cm" svg:height="9.032cm" svg:x="0.092cm" svg:y="10.326cm">
            <draw:object draw:notify-on-update-of-ranges="Hoja1.A1:Hoja1.A1 Hoja1.A2:Hoja1.A18 Hoja1.B1:Hoja1.B1 Hoja1.B2:Hoja1.B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862cm" svg:height="9.272cm" svg:x="0.061cm" svg:y="20.532cm">
            <draw:object draw:notify-on-update-of-ranges="Hoja1.B2:Hoja1.B18 Hoja1.A2:Hoja1.A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stancia</text:p>
          </table:table-cell>
          <table:table-cell office:value-type="string" calcext:value-type="string">
            <text:p>lectu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9" calcext:value-type="float">
            <text:p>969</text:p>
          </table:table-cell>
        </table:table-row>
      </table:table>
      <table:named-expressions/>
      <table:database-ranges>
        <table:database-range table:name="__Anonymous_Sheet_DB__0" table:target-range-address="Hoja1.A2:Hoja1.B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acasm </meta:initial-creator>
    <meta:creation-date>2016-08-01T21:21:52.360803948</meta:creation-date>
    <dc:date>2016-08-01T22:12:30.186080886</dc:date>
    <dc:creator>javacasm </dc:creator>
    <meta:editing-duration>PT19M26S</meta:editing-duration>
    <meta:editing-cycles>3</meta:editing-cycles>
    <meta:generator>LibreOffice/4.2.8.2$Linux_X86_64 LibreOffice_project/420m0$Build-2</meta:generator>
    <meta:document-statistic meta:table-count="1" meta:cell-count="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27cm" svg:height="9.033cm" xlink:href=".." xlink:type="simple" chart:class="chart:scatter" chart:style-name="ch1">
        <chart:plot-area chart:style-name="ch2" table:cell-range-address="Hoja1.A1:Hoja1.B18" chart:data-source-has-labels="row" svg:x="0.794cm" svg:y="0.12cm" svg:width="18.361cm" svg:height="8.667cm">
          <chartooo:coordinate-region svg:x="1.786cm" svg:y="0.32cm" svg:width="17.182cm" svg:height="7.82cm"/>
          <chart:axis chart:dimension="x" chart:name="primary-x" chart:style-name="ch3">
            <chart:title svg:x="9.242cm" svg:y="8.473cm" chart:style-name="ch4">
              <text:p>Distancia</text:p>
            </chart:title>
          </chart:axis>
          <chart:axis chart:dimension="y" chart:name="primary-y" chart:style-name="ch3">
            <chart:title svg:x="0cm" svg:y="5.053cm" chart:style-name="ch5">
              <text:p>Lectura</text:p>
            </chart:title>
            <chart:grid chart:style-name="ch6" chart:class="major"/>
          </chart:axis>
          <chart:series chart:style-name="ch7" chart:values-cell-range-address="Hoja1.B2:Hoja1.B18" chart:label-cell-address="Hoja1.B1:Hoja1.B1" chart:class="chart:scatter">
            <chart:domain table:cell-range-address="Hoja1.A2:Hoja1.A18"/>
            <chart:regression-curve chart:style-name="ch8">
              <chart:equation chart:display-equation="true" chart:display-r-square="true" svg:x="2.332cm" svg:y="0.463cm"/>
            </chart:regression-curve>
            <chart:data-point chart:repeated="2"/>
            <chart:data-point chart:style-name="ch9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lectura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2:Hoja1.A18</svg:desc>
                </draw:g>
              </table:table-cell>
              <table:table-cell office:value-type="float" office:value="31">
                <text:p>31</text:p>
                <draw:g>
                  <svg:desc>Hoja1.B2:Hoja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69">
                <text:p>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63cm" svg:height="9.273cm" xlink:href=".." xlink:type="simple" chart:class="chart:scatter" chart:column-mapping="1 0" chart:style-name="ch1">
        <chart:plot-area chart:style-name="ch2" table:cell-range-address="Hoja1.A2:Hoja1.B18" svg:x="1.408cm" svg:y="0.185cm" svg:width="18.058cm" svg:height="7.922cm">
          <chartooo:coordinate-region svg:x="2.029cm" svg:y="0.384cm" svg:width="17.066cm" svg:height="7.076cm"/>
          <chart:axis chart:dimension="x" chart:name="primary-x" chart:style-name="ch3">
            <chart:title svg:x="9.837cm" svg:y="8.292cm" chart:style-name="ch4">
              <text:p>Lectura</text:p>
            </chart:title>
          </chart:axis>
          <chart:axis chart:dimension="y" chart:name="primary-y" chart:style-name="ch5">
            <chart:title svg:x="0.451cm" svg:y="4.878cm" chart:style-name="ch6">
              <text:p>Distancia</text:p>
            </chart:title>
            <chart:grid chart:style-name="ch7" chart:class="major"/>
          </chart:axis>
          <chart:series chart:style-name="ch8" chart:values-cell-range-address="Hoja1.A2:Hoja1.A18" chart:class="chart:scatter">
            <chart:domain table:cell-range-address="Hoja1.B2:Hoja1.B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">
                <text:p>31</text:p>
                <draw:g>
                  <svg:desc>Hoja1.B2:Hoja1.B18</svg:desc>
                </draw:g>
              </table:table-cell>
              <table:table-cell office:value-type="float" office:value="1">
                <text:p>1</text:p>
                <draw:g>
                  <svg:desc>Hoja1.A2:Hoja1.A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2">
                <text:p>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4">
                <text:p>5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3">
                <text:p>6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0">
                <text:p>7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9">
                <text:p>8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0">
                <text:p>8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4">
                <text:p>9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7">
                <text:p>9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9">
                <text:p>9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7">
                <text:p>9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2">
                <text:p>9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8">
                <text:p>9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1">
                <text:p>9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5">
                <text:p>9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7">
                <text:p>9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9">
                <text:p>96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